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013f3" officeooo:paragraph-rsid="005013f3"/>
    </style:style>
    <style:style style:name="P5" style:family="paragraph" style:parent-style-name="Heading_20_1">
      <style:text-properties officeooo:rsid="005013f3" officeooo:paragraph-rsid="005013f3"/>
    </style:style>
    <style:style style:name="T1" style:family="text">
      <style:text-properties officeooo:rsid="004cabef"/>
    </style:style>
    <style:style style:name="T2" style:family="text">
      <style:text-properties officeooo:rsid="00501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ücher/Verlagsservice</text:h>
      <text:p text:style-name="P1"/>
      <text:p text:style-name="P4">Das Weiterbildungs-Portal enthält eine Reihe von frei verfügbaren Materialien. Nutzer, die zuvor an einem Seminar teilgenommen, haben zudem Zugriff auf Unterrichtsmaterialien und Premium-Content. Die Plattform erlaubt dem Nutzer seinen eigenen Lernfortschritt zu analysieren, gibt ihm Feedback, Hilfestellungen etc.</text:p>
      <text:p text:style-name="P2"/>
      <text:p text:style-name="P2"/>
      <text:p text:style-name="P3">The <text:span text:style-name="T2">advanced training</text:span> portal contains a number of freely available materials. Users who have previously attended a seminar have access to premium content. The platform allows users to analy<text:span text:style-name="T2">z</text:span>e their own learning progress, give feedback, help, etc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7:44:32.216861718</dc:date>
    <meta:editing-duration>PT1H27M56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76" meta:character-count="582" meta:non-whitespace-character-count="509"/>
  </office:meta>
</office:document-meta>
</file>